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"Please hold on a minuuuut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"From what I can tell, you two seem to be a
liiiitle new to journeying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"If it would help, how about I teach you all
sorts of things that you need to know when
you travel?"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n that case, please follow me. I'll teach you
everything you need to know!"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(Glance... glance...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(Fidget... fidget...)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Oh, you need the toilet?"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Just hold on a moment 'til I'm done."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I just got started here, so come back in about
fifteen minutes."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What's the matter? You can't hold it?"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My goodness, I suppose I have no choice."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I can't say no if you're fidgeting and grabbing
that much."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"Go on, be quick."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